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7/2/2014 <text:tab/>– Downloaded Unity and Xamarin Studio (MonoDevelop)</text:p>
      <text:list xml:id="list5238985806325591383" text:style-name="L1">
        <text:list-item>
          <text:list>
            <text:list-item>
              <text:list>
                <text:list-item>
                  <text:p text:style-name="P1">Download lava, forest floor, and mini tank assets</text:p>
                </text:list-item>
              </text:list>
            </text:list-item>
          </text:list>
        </text:list-item>
      </text:list>
      <text:p text:style-name="Standard">7/3<text:tab/><text:tab/>- Watch general how to make a pong game in unity on youtube</text:p>
      <text:list xml:id="list7215171036050320511" text:style-name="L2">
        <text:list-item>
          <text:list>
            <text:list-item>
              <text:list>
                <text:list-item>
                  <text:p text:style-name="P2">download bootcamp and angrybots multiplayer complete projects which use photon mutiplayer scripting. <text:s/>Signed up for free photon account.</text:p>
                </text:list-item>
                <text:list-item>
                  <text:p text:style-name="P2">Created simple scene with forest floor, lava mound with sphere and tank third person player controls. <text:s/>Added directional light. <text:s/>Made jumping higher.</text:p>
                </text:list-item>
                <text:list-item>
                  <text:p text:style-name="P2">Downloaded Galaga style game project for reference.</text:p>
                </text:list-item>
              </text:list>
            </text:list-item>
          </text:list>
        </text:list-item>
      </text:list>
      <text:p text:style-name="Standard">7/4<text:tab/><text:tab/>- debug full screen problems on windows. <text:s/>86 and 86_64 still not working.</text:p>
      <text:list xml:id="list8506853576587722931" text:style-name="L3">
        <text:list-item>
          <text:list>
            <text:list-item>
              <text:list>
                <text:list-item>
                  <text:p text:style-name="P3">tried to run mac build of demo project. <text:s/>Does not run. <text:s/>No error msg.</text:p>
                  <text:p text:style-name="P3"/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7H4M5S</meta:editing-duration>
    <meta:editing-cycles>5</meta:editing-cycles>
    <meta:generator>OpenOffice/4.0.1$Win32 OpenOffice.org_project/401m5$Build-9714</meta:generator>
    <dc:date>2014-07-04T20:57:08.13</dc:date>
    <meta:document-statistic meta:table-count="0" meta:image-count="0" meta:object-count="0" meta:page-count="1" meta:paragraph-count="8" meta:word-count="110" meta:character-count="662"/>
    <meta:user-defined meta:name="Info 1"/>
    <meta:user-defined meta:name="Info 2"/>
    <meta:user-defined meta:name="Info 3"/>
    <meta:user-defined meta:name="Info 4"/>
  </office:meta>
</office:document-meta>
</file>